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51cm" fo:margin-top="0cm" fo:margin-bottom="0cm" table:align="center" style:writing-mode="lr-tb"/>
    </style:style>
    <style:style style:name="Tableau1.A" style:family="table-column">
      <style:table-column-properties style:column-width="2.244cm"/>
    </style:style>
    <style:style style:name="Tableau1.B" style:family="table-column">
      <style:table-column-properties style:column-width="0.979cm"/>
    </style:style>
    <style:style style:name="Tableau1.C" style:family="table-column">
      <style:table-column-properties style:column-width="6.449cm"/>
    </style:style>
    <style:style style:name="Tableau1.D" style:family="table-column">
      <style:table-column-properties style:column-width="4.434cm"/>
    </style:style>
    <style:style style:name="Tableau1.E" style:family="table-column">
      <style:table-column-properties style:column-width="2.404cm"/>
    </style:style>
    <style:style style:name="Tableau1.1" style:family="table-row">
      <style:table-row-properties style:min-row-height="0.404cm" fo:keep-together="auto"/>
    </style:style>
    <style:style style:name="Tableau1.A1" style:family="table-cell">
      <style:table-cell-properties style:vertical-align="middle" fo:padding-left="0cm" fo:padding-right="0.152cm" fo:padding-top="0.025cm" fo:padding-bottom="0.025cm" fo:border="none"/>
    </style:style>
    <style:style style:name="Tableau1.2" style:family="table-row">
      <style:table-row-properties style:min-row-height="0.635cm" fo:keep-together="auto"/>
    </style:style>
    <style:style style:name="Tableau1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au1.C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1.A3" style:family="table-cell">
      <style:table-cell-properties style:vertical-align="middle" fo:background-color="#f3f3f3" fo:padding-left="0.152cm" fo:padding-right="0.152cm" fo:padding-top="0.025cm" fo:padding-bottom="0.025cm" fo:border="0.5pt solid #c0c0c0">
        <style:background-image/>
      </style:table-cell-properties>
    </style:style>
    <style:style style:name="Tableau1.C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C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C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C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B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1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A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au1.B1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1.A1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A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D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E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" style:family="table">
      <style:table-properties style:width="16.542cm" fo:margin-top="0cm" fo:margin-bottom="0cm" table:align="center" style:writing-mode="lr-tb"/>
    </style:style>
    <style:style style:name="Tableau2.A" style:family="table-column">
      <style:table-column-properties style:column-width="2.244cm"/>
    </style:style>
    <style:style style:name="Tableau2.B" style:family="table-column">
      <style:table-column-properties style:column-width="7.428cm"/>
    </style:style>
    <style:style style:name="Tableau2.C" style:family="table-column">
      <style:table-column-properties style:column-width="4.433cm"/>
    </style:style>
    <style:style style:name="Tableau2.D" style:family="table-column">
      <style:table-column-properties style:column-width="2.438cm"/>
    </style:style>
    <style:style style:name="Tableau2.1" style:family="table-row">
      <style:table-row-properties style:min-row-height="0.203cm" fo:keep-together="auto"/>
    </style:style>
    <style:style style:name="Tableau2.A1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/>
    </style:style>
    <style:style style:name="Tableau2.2" style:family="table-row">
      <style:table-row-properties style:min-row-height="0.635cm" fo:keep-together="auto"/>
    </style:style>
    <style:style style:name="Tableau2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au2.B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au2.B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B1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1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1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au2.A1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1.5pt solid #999999"/>
    </style:style>
    <style:style style:name="Tableau2.B1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17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Tableau2.A1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1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1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20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20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20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2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Tableau2.C2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Tableau2.D2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language="fr" fo:country="FR" officeooo:rsid="00011ebd" officeooo:paragraph-rsid="00011ebd"/>
    </style:style>
    <style:style style:name="P6" style:family="paragraph" style:parent-style-name="Standard">
      <style:text-properties fo:language="fr" fo:country="FR" officeooo:rsid="0001e66a" officeooo:paragraph-rsid="0001e66a"/>
    </style:style>
    <style:style style:name="P7" style:family="paragraph" style:parent-style-name="Standard">
      <style:text-properties fo:language="fr" fo:country="FR" officeooo:rsid="0003336b" officeooo:paragraph-rsid="0003336b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3336b" officeooo:paragraph-rsid="0003336b"/>
    </style:style>
    <style:style style:name="P9" style:family="paragraph" style:parent-style-name="Standard">
      <style:text-properties fo:language="fr" fo:country="FR" officeooo:rsid="0005312d" officeooo:paragraph-rsid="0005312d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05312d" officeooo:paragraph-rsid="0005312d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05312d" officeooo:paragraph-rsid="0005312d"/>
    </style:style>
    <style:style style:name="P12" style:family="paragraph" style:parent-style-name="Standard">
      <style:text-properties fo:language="fr" fo:country="FR" officeooo:rsid="00060e6f" officeooo:paragraph-rsid="00060e6f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060e6f" officeooo:paragraph-rsid="00060e6f"/>
    </style:style>
    <style:style style:name="P14" style:family="paragraph" style:parent-style-name="Standard">
      <style:paragraph-properties fo:text-align="start" style:justify-single-word="false"/>
      <style:text-properties fo:language="fr" fo:country="FR"/>
    </style:style>
    <style:style style:name="P15" style:family="paragraph" style:parent-style-name="Heading_20_2">
      <style:text-properties fo:language="fr" fo:country="FR"/>
    </style:style>
    <style:style style:name="P16" style:family="paragraph" style:parent-style-name="All_20_Caps_20_Heading">
      <style:text-properties fo:language="fr" fo:country="FR"/>
    </style:style>
    <style:style style:name="P17" style:family="paragraph" style:parent-style-name="All_20_Caps_20_Heading">
      <style:paragraph-properties fo:text-align="start" style:justify-single-word="false"/>
      <style:text-properties fo:language="fr" fo:country="FR"/>
    </style:style>
    <style:style style:name="P18" style:family="paragraph" style:parent-style-name="Title" style:master-page-name="Standard">
      <style:paragraph-properties style:page-number="auto"/>
      <style:text-properties fo:font-size="36pt" fo:language="fr" fo:country="FR" style:font-size-asian="36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1ebd"/>
    </style:style>
    <style:style style:name="T3" style:family="text">
      <style:text-properties style:font-name="Cambria" fo:language="fr" fo:country="FR"/>
    </style:style>
    <style:style style:name="T4" style:family="text">
      <style:text-properties style:font-name="Cambria" fo:language="fr" fo:country="FR" officeooo:rsid="0009112f"/>
    </style:style>
    <style:style style:name="T5" style:family="text">
      <style:text-properties officeooo:rsid="0001e66a"/>
    </style:style>
    <style:style style:name="T6" style:family="text">
      <style:text-properties officeooo:rsid="0005312d"/>
    </style:style>
    <style:style style:name="T7" style:family="text">
      <style:text-properties officeooo:rsid="00060e6f"/>
    </style:style>
    <style:style style:name="T8" style:family="text">
      <style:text-properties officeooo:rsid="0007d3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pte rendu de réun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6">Réunion organisée par</text:p>
          </table:table-cell>
          <table:covered-table-cell/>
          <table:table-cell table:style-name="Tableau1.C2" table:number-columns-spanned="3" office:value-type="string">
            <text:p text:style-name="P5">Monsieur COMMENGE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6">Type de réunion</text:p>
          </table:table-cell>
          <table:covered-table-cell/>
          <table:table-cell table:style-name="Tableau1.C3" table:number-columns-spanned="3" office:value-type="string">
            <text:p text:style-name="P6">Prise en compte du cahier des charges et initiation aux nouvelles technologies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6">Animateur</text:p>
          </table:table-cell>
          <table:covered-table-cell/>
          <table:table-cell table:style-name="Tableau1.C4" table:number-columns-spanned="3" office:value-type="string">
            <text:p text:style-name="P6">Monsieur COMMENGE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6">Secrétaire</text:p>
          </table:table-cell>
          <table:covered-table-cell/>
          <table:table-cell table:style-name="Tableau1.C5" table:number-columns-spanned="3" office:value-type="string">
            <text:p text:style-name="P6">Monsieur CORNUAU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6">Participants</text:p>
          </table:table-cell>
          <table:covered-table-cell/>
          <table:table-cell table:style-name="Tableau1.C6" table:number-columns-spanned="3" office:value-type="string">
            <text:p text:style-name="P6">Monsieur CORNUAU Yann, Monsieur CARON Dylan, Monsieur ESCLASSAN Cyril, Monsieur DESBARATS Thibaut 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5" office:value-type="string">
            <text:h text:style-name="P15" text:outline-level="2"><text:bookmark-start text:name="MinuteTopic"/></text:h>
            <text:h text:style-name="P15" text:outline-level="2">Rubriques à l'ordre du jour<text:bookmark-end text:name="MinuteTopic"/></text:h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6"><text:bookmark-start text:name="MinuteDiscussion"/><text:bookmark text:name="MinuteItems"/>Discussion<text:bookmark-end text:name="MinuteDiscussion"/></text:p>
          </table:table-cell>
          <table:table-cell table:style-name="Tableau1.B8" table:number-columns-spanned="4" office:value-type="string">
            <text:p text:style-name="P6">Approfondissements et réels compréhension des attentes du client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9" table:number-columns-spanned="5" office:value-type="string">
            <text:p text:style-name="P4">- <text:span text:style-name="T7">Suite à la réunion précédente, nous avons prit le temps de relire soigneusement le cahier des charges pour en comprendre son contenu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0" table:number-columns-spanned="5" office:value-type="string">
            <text:p text:style-name="P4">- <text:span text:style-name="T7">Certains points n'étaient pas très clairs la semaine précédent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6"><text:bookmark-start text:name="MinuteConclusion"/>Conclusions<text:bookmark-end text:name="MinuteConclusion"/></text:p>
          </table:table-cell>
          <table:table-cell table:style-name="Tableau1.B11" table:number-columns-spanned="4" office:value-type="string">
            <text:p text:style-name="P6">L'attente du client semble avoir était comprise.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12" table:number-columns-spanned="5" office:value-type="string">
            <text:p text:style-name="P4">- <text:span text:style-name="T7">Prise en compte du travail a réaliser durant la période de proje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16"><text:bookmark-start text:name="MinuteActionItems"/>Mesures à prendre<text:bookmark-end text:name="MinuteActionItems"/></text:p>
          </table:table-cell>
          <table:covered-table-cell/>
          <table:covered-table-cell/>
          <table:table-cell table:style-name="Tableau1.A2" office:value-type="string">
            <text:p text:style-name="P16"><text:bookmark-start text:name="MinutePersonResponsible"/>Personne responsable<text:bookmark-end text:name="MinutePersonResponsible"/></text:p>
          </table:table-cell>
          <table:table-cell table:style-name="Tableau1.A2" office:value-type="string">
            <text:p text:style-name="P16"><text:bookmark-start text:name="MinuteDeadline"/>Délai à respecter<text:bookmark-end text:name="MinuteDeadline"/></text:p>
          </table:table-cell>
        </table:table-row>
        <table:table-row table:style-name="Tableau1.2">
          <table:table-cell table:style-name="Tableau1.A14" table:number-columns-spanned="3" office:value-type="string">
            <text:p text:style-name="P6">Dessiner un premier aperçu du fonctionnement de notre système.</text:p>
          </table:table-cell>
          <table:covered-table-cell/>
          <table:covered-table-cell/>
          <table:table-cell table:style-name="Tableau1.D14" office:value-type="string">
            <text:p text:style-name="P4"/>
          </table:table-cell>
          <table:table-cell table:style-name="Tableau1.E14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"><text:bookmark text:name="MinuteAdditional"/>Discussion</text:p>
          </table:table-cell>
          <table:table-cell table:style-name="Tableau2.B2" table:number-columns-spanned="3" office:value-type="string">
            <text:p text:style-name="P6">Création du SPRINT1 et décomposition de celui-ci en plusieurs livrables</text:p>
          </table:table-cell>
          <table:covered-table-cell/>
          <table:covered-table-cell/>
        </table:table-row>
        <table:table-row table:style-name="Tableau2.2">
          <table:table-cell table:style-name="Tableau2.A3" table:number-columns-spanned="4" office:value-type="string">
            <text:p text:style-name="P4">- <text:span text:style-name="T7">Nombreuses difficultés à diviser le projet en plusieurs livrables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4" table:number-columns-spanned="4" office:value-type="string">
            <text:p text:style-name="P4">-<text:span text:style-name="T5"> Temps de travail approximatif pour chacun des livrables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">Conclusions</text:p>
          </table:table-cell>
          <table:table-cell table:style-name="Tableau2.B5" table:number-columns-spanned="3" office:value-type="string">
            <text:p text:style-name="P7">On veut tou<text:span text:style-name="T6">t</text:span> faire en même temps alors qu'on devrait se concentrer, pour le moment, uniquement sur l'essentiel du projet (avoir quelque chose qui fonctionne même avec des fonctionnalités en moins à la fin du SPRINT1).</text:p>
          </table:table-cell>
          <table:covered-table-cell/>
          <table:covered-table-cell/>
        </table:table-row>
        <table:table-row table:style-name="Tableau2.2">
          <table:table-cell table:style-name="Tableau2.A6" table:number-columns-spanned="4" office:value-type="string">
            <text:p text:style-name="P7">- <text:span text:style-name="T7">Mauvaise gestion du temps de réalisation pour chacun des livrables</text:span></text:p>
            <text:p text:style-name="P7"/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6">Mesures à prendre</text:p>
          </table:table-cell>
          <table:covered-table-cell/>
          <table:table-cell table:style-name="Tableau2.A2" office:value-type="string">
            <text:p text:style-name="P16">Personne responsable</text:p>
          </table:table-cell>
          <table:table-cell table:style-name="Tableau2.A2" office:value-type="string">
            <text:p text:style-name="P16">Délai à respecter</text:p>
          </table:table-cell>
        </table:table-row>
        <table:table-row table:style-name="Tableau2.2">
          <table:table-cell table:style-name="Tableau2.A8" table:number-columns-spanned="2" office:value-type="string">
            <text:p text:style-name="P8">On doit s'attacher à réaliser dans un premier temps le <text:span text:style-name="T6">cœur</text:span> du projet autrement dit de faire en sorte d'arriver sur quelque chose qui fonctionne en partie à la fin du SPRINT1.</text:p>
          </table:table-cell>
          <table:covered-table-cell/>
          <table:table-cell table:style-name="Tableau2.C8" office:value-type="string">
            <text:p text:style-name="P11">Chaque étudiant</text:p>
          </table:table-cell>
          <table:table-cell table:style-name="Tableau2.D8" office:value-type="string">
            <text:p text:style-name="P14">/</text:p>
          </table:table-cell>
        </table:table-row>
        <table:table-row table:style-name="Tableau2.2">
          <table:table-cell table:style-name="Tableau2.A9" table:number-columns-spanned="2" office:value-type="string">
            <text:p text:style-name="P8">Créer les livrables associés aux objectifs ci dessus <text:span text:style-name="T6">et y assigner des tâches avec un temps de réalisations légèrement supérieur à celui qu'on pensait. </text:span></text:p>
          </table:table-cell>
          <table:covered-table-cell/>
          <table:table-cell table:style-name="Tableau2.C9" office:value-type="string">
            <text:p text:style-name="P11">Chaque étudiant</text:p>
          </table:table-cell>
          <table:table-cell table:style-name="Tableau2.D9" office:value-type="string">
            <text:p text:style-name="P14">/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8">Créer les tâches qui semblent nécessaires d'assigner à chacun des étudiants à la bonne réalisation du SPRINT1.</text:p>
          </table:table-cell>
          <table:covered-table-cell/>
          <table:table-cell table:style-name="Tableau2.A1" office:value-type="string">
            <text:p text:style-name="P11">Chaque étudiant</text:p>
          </table:table-cell>
          <table:table-cell table:style-name="Tableau2.A1" office:value-type="string">
            <text:p text:style-name="P14">/</text:p>
          </table:table-cell>
        </table:table-row>
        <table:table-row table:style-name="Tableau2.2">
          <table:table-cell table:style-name="Tableau2.A2" office:value-type="string">
            <text:p text:style-name="P17">Discussion</text:p>
          </table:table-cell>
          <table:table-cell table:style-name="Tableau2.B11" table:number-columns-spanned="3" office:value-type="string">
            <text:p text:style-name="P11">Réalisation des différents programmes</text:p>
          </table:table-cell>
          <table:covered-table-cell/>
          <table:covered-table-cell/>
        </table:table-row>
        <table:table-row table:style-name="Tableau2.2">
          <table:table-cell table:style-name="Tableau2.A12" table:number-columns-spanned="4" office:value-type="string">
            <text:p text:style-name="P14">- <text:span text:style-name="T6">Mettre à jour qu'une partie de la page WEB uniquement.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13" table:number-columns-spanned="4" office:value-type="string">
            <text:p text:style-name="P14">- <text:span text:style-name="T6">Utilisation des sockets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14" table:number-columns-spanned="4" office:value-type="string">
            <text:p text:style-name="P14">- <text:span text:style-name="T6">Récupérer les trames du ports série RS232.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7">Conclusions</text:p>
          </table:table-cell>
          <table:table-cell table:style-name="Tableau2.B15" table:number-columns-spanned="3" office:value-type="string">
            <text:p text:style-name="P10">C'est ''lourd'' (en ressources et de temps) de mettre à jour l'intégralité d'une page WEB à jour.</text:p>
          </table:table-cell>
          <table:covered-table-cell/>
          <table:covered-table-cell/>
        </table:table-row>
        <table:table-row table:style-name="Tableau2.2">
          <table:table-cell table:style-name="Tableau2.A16" table:number-columns-spanned="4" office:value-type="string">
            <text:p text:style-name="P14"/>
            <text:p text:style-name="P14"><text:soft-page-break/>- <text:span text:style-name="T6">Il est possible d'utiliser / d'établir une ''communication'' à l'aide des sockets entre l'application dernières mesures et le CGI du serveur WEB.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17" table:number-columns-spanned="4" office:value-type="string">
            <text:p text:style-name="P14">- <text:span text:style-name="T6">Il faut pouvoir récupérer les trames brutes du port série RS232.</text:span></text:p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6">Mesures à prendre</text:p>
          </table:table-cell>
          <table:covered-table-cell/>
          <table:table-cell table:style-name="Tableau2.A2" office:value-type="string">
            <text:p text:style-name="P16">Personne responsable</text:p>
          </table:table-cell>
          <table:table-cell table:style-name="Tableau2.A2" office:value-type="string">
            <text:p text:style-name="P16">Délai à respecter</text:p>
          </table:table-cell>
        </table:table-row>
        <table:table-row table:style-name="Tableau2.2">
          <table:table-cell table:style-name="Tableau2.A19" table:number-columns-spanned="2" office:value-type="string">
            <text:p text:style-name="P9">Utilisation d<text:span text:style-name="T8">'un format de trame particulier (JAVASCRIPT) </text:span>pour rafraîchir une partie uniquement de la page (pour visionner les mesures en temps réels à la fin du projet).</text:p>
          </table:table-cell>
          <table:covered-table-cell/>
          <table:table-cell table:style-name="Tableau2.C19" office:value-type="string">
            <text:p text:style-name="P10">Monsieur ESCLASSAN Cyril</text:p>
          </table:table-cell>
          <table:table-cell table:style-name="Tableau2.D19" office:value-type="string">
            <text:p text:style-name="P10">Avant la fin du SPRINT1</text:p>
          </table:table-cell>
        </table:table-row>
        <table:table-row table:style-name="Tableau2.2">
          <table:table-cell table:style-name="Tableau2.A20" table:number-columns-spanned="2" office:value-type="string">
            <text:p text:style-name="P9">Utilisation des sockets, du côté de l'application dernières mesures (comme serveur) et du côté CGI serveur WEB (comme client)</text:p>
          </table:table-cell>
          <table:covered-table-cell/>
          <table:table-cell table:style-name="Tableau2.C20" office:value-type="string">
            <text:p text:style-name="P13">CARON Dylan</text:p>
            <text:p text:style-name="P13">CORNUAU Yann</text:p>
          </table:table-cell>
          <table:table-cell table:style-name="Tableau2.D20" office:value-type="string">
            <text:p text:style-name="P13">Avant la fin du SPRINT1</text:p>
          </table:table-cell>
        </table:table-row>
        <table:table-row table:style-name="Tableau2.2">
          <table:table-cell table:style-name="Tableau2.A21" table:number-columns-spanned="2" office:value-type="string">
            <text:p text:style-name="P12">Réaliser un programme afin de pouvoir extraire les trames du port série RS232 afin de pouvoir, dans un futur proche nous l'espérons les convertir et les mettre à dispositions du CGI su serveur WEB.</text:p>
          </table:table-cell>
          <table:covered-table-cell/>
          <table:table-cell table:style-name="Tableau2.C21" office:value-type="string">
            <text:p text:style-name="P13">DESBARATS Thibaut</text:p>
          </table:table-cell>
          <table:table-cell table:style-name="Tableau2.D21" office:value-type="string">
            <text:p text:style-name="P13">Avant la fin du SPRINT1</text:p>
          </table:table-cell>
        </table:table-row>
      </table:table>
      <text:p text:style-name="P4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tableau" style:display-name="Texte tableau" style:family="paragraph" style:parent-style-name="Standard" style:default-outline-level="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Texte_20_par_20_défaut" style:display-name="Texte par défau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All_20_Caps_20_Heading" style:display-name="All Caps Heading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808080" style:font-name="Tahoma" fo:font-family="Tahoma" style:font-family-generic="roman" style:font-pitch="variable" fo:font-size="7pt" fo:letter-spacing="0.007cm" fo:font-weight="bold" style:font-size-asian="7pt" style:font-weight-asian="bold" style:font-name-complex="Tahoma1" style:font-family-complex="Tahoma" style:font-family-generic-complex="system" style:font-pitch-complex="variable" style:font-size-complex="7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011ebd"/>
    </style:style>
    <style:style style:name="MT3" style:family="text">
      <style:text-properties style:font-name="Cambria" fo:language="fr" fo:country="FR"/>
    </style:style>
    <style:style style:name="MT4" style:family="text">
      <style:text-properties style:font-name="Cambria" fo:language="fr" fo:country="FR" officeooo:rsid="0009112f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</text:span><text:span text:style-name="MT2">EWTS-rt</text:span><text:span text:style-name="MT1"><text:line-break/></text:span><text:span text:style-name="MT2">08/02/2016</text:span></text:p>
      </style:header>
      <style:footer>
        <text:p text:style-name="MP2"><text:span text:style-name="MT3">Compte rendu de réunion<text:tab/></text:span><text:span text:style-name="MT4">CORNUAU Yann</text:span><text:span text:style-name="MT3"><text:tab/>Page </text:span><text:span text:style-name="MT3"><text:page-number text:select-page="current">2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6-03-16T22:44:22.714000000</meta:creation-date>
    <dc:date>2016-03-17T17:30:57.865861486</dc:date>
    <meta:editing-duration>PT13M57S</meta:editing-duration>
    <meta:generator>LibreOffice/4.4.7.2$Linux_X86_64 LibreOffice_project/40m0$Build-2</meta:generator>
    <dc:creator>Cornuau </dc:creator>
    <meta:document-statistic meta:table-count="2" meta:image-count="0" meta:object-count="0" meta:page-count="3" meta:paragraph-count="66" meta:word-count="503" meta:character-count="3159" meta:non-whitespace-character-count="2719"/>
    <meta:user-defined meta:name="AppVersion">12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mdModifications" xlink:href=""/>
  </office:meta>
</office:document-meta>
</file>